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utiger for ZKB Light" svg:font-family="'Frutiger for ZKB Light'" style:font-family-generic="swiss"/>
    <style:font-face style:name="Futura Book" svg:font-family="'Futura Book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7.093cm"/>
    </style:style>
    <style:style style:name="co3" style:family="table-column">
      <style:table-column-properties fo:break-before="auto" style:column-width="1.18cm"/>
    </style:style>
    <style:style style:name="co4" style:family="table-column">
      <style:table-column-properties fo:break-before="auto" style:column-width="2.82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utiger for ZKB Light" style:font-size-complex="10pt" style:font-style-complex="normal" style:font-weight-complex="normal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 style:data-style-name="N37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utiger for ZKB Light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utiger for ZKB Light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shapes>
          <draw:frame draw:z-index="0" draw:style-name="gr1" draw:text-style-name="P1" svg:width="15.998cm" svg:height="11.36cm" svg:x="10.485cm" svg:y="13.712cm">
            <draw:object draw:notify-on-update-of-ranges="Tabelle1.A19:Tabelle1.A19 Tabelle1.D19:Tabelle1.X19 Tabelle1.A20:Tabelle1.A20 Tabelle1.D20:Tabelle1.X20 Tabelle1.A21:Tabelle1.A21 Tabelle1.D21:Tabelle1.X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2" table:default-cell-style-name="ce1"/>
        <table:table-column table:style-name="co4" table:number-columns-repeated="999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Story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tart</text:p>
          </table:table-cell>
          <table:table-cell table:style-name="ce3" office:value-type="string" calcext:value-type="string">
            <text:p>18.6.</text:p>
          </table:table-cell>
          <table:table-cell table:style-name="ce3" office:value-type="string" calcext:value-type="string">
            <text:p>19.6.</text:p>
          </table:table-cell>
          <table:table-cell table:style-name="ce3" office:value-type="string" calcext:value-type="string">
            <text:p>20.6.</text:p>
          </table:table-cell>
          <table:table-cell table:style-name="ce3" office:value-type="string" calcext:value-type="string">
            <text:p>21.6.</text:p>
          </table:table-cell>
          <table:table-cell table:style-name="ce3" office:value-type="string" calcext:value-type="string">
            <text:p>22.6.</text:p>
          </table:table-cell>
          <table:table-cell table:style-name="ce3" office:value-type="string" calcext:value-type="string">
            <text:p>23.6.</text:p>
          </table:table-cell>
          <table:table-cell table:style-name="ce3" office:value-type="string" calcext:value-type="string">
            <text:p>24.6.</text:p>
          </table:table-cell>
          <table:table-cell table:style-name="ce3" office:value-type="string" calcext:value-type="string">
            <text:p>25.6.</text:p>
          </table:table-cell>
          <table:table-cell table:style-name="ce3" office:value-type="string" calcext:value-type="string">
            <text:p>26.6.</text:p>
          </table:table-cell>
          <table:table-cell table:style-name="ce3" office:value-type="string" calcext:value-type="string">
            <text:p>27.6.</text:p>
          </table:table-cell>
          <table:table-cell table:style-name="ce3" office:value-type="string" calcext:value-type="string">
            <text:p>28.6.</text:p>
          </table:table-cell>
          <table:table-cell table:style-name="ce3" office:value-type="string" calcext:value-type="string">
            <text:p>29.6.</text:p>
          </table:table-cell>
          <table:table-cell table:style-name="ce3" office:value-type="string" calcext:value-type="string">
            <text:p>30.6.</text:p>
          </table:table-cell>
          <table:table-cell table:style-name="ce3" office:value-type="string" calcext:value-type="string">
            <text:p>1.7.</text:p>
          </table:table-cell>
          <table:table-cell table:style-name="ce3" office:value-type="string" calcext:value-type="string">
            <text:p>2.7.</text:p>
          </table:table-cell>
          <table:table-cell table:style-name="ce3" office:value-type="string" calcext:value-type="string">
            <text:p>3.7.</text:p>
          </table:table-cell>
          <table:table-cell table:style-name="ce3" office:value-type="string" calcext:value-type="string">
            <text:p>4.7.</text:p>
          </table:table-cell>
          <table:table-cell table:style-name="ce3" office:value-type="string" calcext:value-type="string">
            <text:p>5.7.</text:p>
          </table:table-cell>
          <table:table-cell table:style-name="ce3" office:value-type="string" calcext:value-type="string">
            <text:p>6.7.</text:p>
          </table:table-cell>
          <table:table-cell table:style-name="ce3" office:value-type="string" calcext:value-type="string">
            <text:p>7.7.</text:p>
          </table:table-cell>
          <table:table-cell table:style-name="ce3" office:value-type="string" calcext:value-type="string">
            <text:p>8.7.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chüler erfassen</text:p>
          </table:table-cell>
          <table:table-cell office:value-type="string" calcext:value-type="string">
            <text:p>Schüler erfassen UI: Anzeige von Fehlern als Tooltips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Allgemein</text:p>
          </table:table-cell>
          <table:table-cell office:value-type="string" calcext:value-type="string">
            <text:p>Logging implementieren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PE: Anmeldung als eigene Tabelle (-&gt; Historisierung)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Allgemein</text:p>
          </table:table-cell>
          <table:table-cell office:value-type="string" calcext:value-type="string">
            <text:p>Deployment mit Installationsanleitung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Schüler erfassen UI: Problem mit „...str.“ -&gt; „...strasse“ verbessern versuchen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erfassen</text:p>
          </table:table-cell>
          <table:table-cell office:value-type="string" calcext:value-type="string">
            <text:p>Schüler erfassen UI: Problem mit „Adresse von Schüler übernehmen“ lösen versuchen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-Suchdialog: SchülerSucheResultPanel/SchülerTableModel</text:p>
          </table:table-cell>
          <table:table-cell table:number-columns-repeated="14"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Testfälle definieren</text:p>
          </table:table-cell>
          <table:table-cell table:number-columns-repeated="2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-Datenblatt UI</text:p>
          </table:table-cell>
          <table:table-cell table:number-columns-repeated="13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-Datenblatt Blättern</text:p>
          </table:table-cell>
          <table:table-cell table:number-columns-repeated="15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-Suchdialog: Command/SchülerSucheResultModel</text:p>
          </table:table-cell>
          <table:table-cell table:number-columns-repeated="18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CalendarModelAttribute analog StringModelAttribute implementieren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-Suchdialog: Such-UI</text:p>
          </table:table-cell>
          <table:table-cell table:number-columns-repeated="15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-Datenblatt: Controller/Model</text:p>
          </table:table-cell>
          <table:table-cell table:number-columns-repeated="16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-Suchdialog: Controller/SchülerSucheModel</text:p>
          </table:table-cell>
          <table:table-cell table:number-columns-repeated="18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Dispensationen erfassen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Allgemein</text:p>
          </table:table-cell>
          <table:table-cell office:value-type="string" calcext:value-type="string">
            <text:p>UIs: Look and Feel verbesser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deal Burndown</text:p>
          </table:table-cell>
          <table:table-cell office:value-type="string" calcext:value-type="string">
            <text:p>Ideal - Remaining effort in Ideal work hours</text:p>
          </table:table-cell>
          <table:table-cell table:formula="of:=SUM([.C2:.C18])" office:value-type="float" office:value="52" calcext:value-type="float">
            <text:p>52</text:p>
          </table:table-cell>
          <table:table-cell table:formula="of:=([.C19]-[.$C$19]/21)" office:value-type="float" office:value="49.5238095238095" calcext:value-type="float">
            <text:p>49.5238095238</text:p>
          </table:table-cell>
          <table:table-cell table:formula="of:=([.D19]-[.$C$19]/21)" office:value-type="float" office:value="47.0476190476191" calcext:value-type="float">
            <text:p>47.0476190476</text:p>
          </table:table-cell>
          <table:table-cell table:formula="of:=([.E19]-[.$C$19]/21)" office:value-type="float" office:value="44.5714285714286" calcext:value-type="float">
            <text:p>44.5714285714</text:p>
          </table:table-cell>
          <table:table-cell table:formula="of:=([.F19]-[.$C$19]/21)" office:value-type="float" office:value="42.0952380952381" calcext:value-type="float">
            <text:p>42.0952380952</text:p>
          </table:table-cell>
          <table:table-cell table:formula="of:=([.G19]-[.$C$19]/21)" office:value-type="float" office:value="39.6190476190476" calcext:value-type="float">
            <text:p>39.619047619</text:p>
          </table:table-cell>
          <table:table-cell table:formula="of:=([.H19]-[.$C$19]/21)" office:value-type="float" office:value="37.1428571428572" calcext:value-type="float">
            <text:p>37.1428571429</text:p>
          </table:table-cell>
          <table:table-cell table:formula="of:=([.I19]-[.$C$19]/21)" office:value-type="float" office:value="34.6666666666667" calcext:value-type="float">
            <text:p>34.6666666667</text:p>
          </table:table-cell>
          <table:table-cell table:formula="of:=([.J19]-[.$C$19]/21)" office:value-type="float" office:value="32.1904761904762" calcext:value-type="float">
            <text:p>32.1904761905</text:p>
          </table:table-cell>
          <table:table-cell table:formula="of:=([.K19]-[.$C$19]/21)" office:value-type="float" office:value="29.7142857142857" calcext:value-type="float">
            <text:p>29.7142857143</text:p>
          </table:table-cell>
          <table:table-cell table:formula="of:=([.L19]-[.$C$19]/21)" office:value-type="float" office:value="27.2380952380953" calcext:value-type="float">
            <text:p>27.2380952381</text:p>
          </table:table-cell>
          <table:table-cell table:formula="of:=([.M19]-[.$C$19]/21)" office:value-type="float" office:value="24.7619047619048" calcext:value-type="float">
            <text:p>24.7619047619</text:p>
          </table:table-cell>
          <table:table-cell table:formula="of:=([.N19]-[.$C$19]/21)" office:value-type="float" office:value="22.2857142857143" calcext:value-type="float">
            <text:p>22.2857142857</text:p>
          </table:table-cell>
          <table:table-cell table:formula="of:=([.O19]-[.$C$19]/21)" office:value-type="float" office:value="19.8095238095238" calcext:value-type="float">
            <text:p>19.8095238095</text:p>
          </table:table-cell>
          <table:table-cell table:formula="of:=([.P19]-[.$C$19]/21)" office:value-type="float" office:value="17.3333333333334" calcext:value-type="float">
            <text:p>17.3333333333</text:p>
          </table:table-cell>
          <table:table-cell table:formula="of:=([.Q19]-[.$C$19]/21)" office:value-type="float" office:value="14.8571428571429" calcext:value-type="float">
            <text:p>14.8571428571</text:p>
          </table:table-cell>
          <table:table-cell table:formula="of:=([.R19]-[.$C$19]/21)" office:value-type="float" office:value="12.3809523809524" calcext:value-type="float">
            <text:p>12.380952381</text:p>
          </table:table-cell>
          <table:table-cell table:formula="of:=([.S19]-[.$C$19]/21)" office:value-type="float" office:value="9.90476190476193" calcext:value-type="float">
            <text:p>9.9047619048</text:p>
          </table:table-cell>
          <table:table-cell table:formula="of:=([.T19]-[.$C$19]/21)" office:value-type="float" office:value="7.42857142857145" calcext:value-type="float">
            <text:p>7.4285714286</text:p>
          </table:table-cell>
          <table:table-cell table:formula="of:=([.U19]-[.$C$19]/21)" office:value-type="float" office:value="4.95238095238098" calcext:value-type="float">
            <text:p>4.9523809524</text:p>
          </table:table-cell>
          <table:table-cell table:formula="of:=([.V19]-[.$C$19]/21)" office:value-type="float" office:value="2.4761904761905" calcext:value-type="float">
            <text:p>2.4761904762</text:p>
          </table:table-cell>
          <table:table-cell table:formula="of:=([.W19]-[.$C$19]/21)" office:value-type="float" office:value="0.0000000000000230926389122033" calcext:value-type="float">
            <text:p>2.30926389122033E-01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ctual Burndown</text:p>
          </table:table-cell>
          <table:table-cell office:value-type="string" calcext:value-type="string">
            <text:p>Actual - Remaining effort in Ideal work hours</text:p>
          </table:table-cell>
          <table:table-cell table:formula="of:=SUM([.C2:.C18])" office:value-type="float" office:value="52" calcext:value-type="float">
            <text:p>52</text:p>
          </table:table-cell>
          <table:table-cell table:formula="of:=SUM([.D2:.D18])" office:value-type="float" office:value="52" calcext:value-type="float">
            <text:p>52</text:p>
          </table:table-cell>
          <table:table-cell table:formula="of:=SUM([.E2:.E18])" office:value-type="float" office:value="52" calcext:value-type="float">
            <text:p>52</text:p>
          </table:table-cell>
          <table:table-cell table:formula="of:=SUM([.F2:.F18])" office:value-type="float" office:value="46" calcext:value-type="float">
            <text:p>46</text:p>
          </table:table-cell>
          <table:table-cell table:formula="of:=SUM([.G2:.G18])" office:value-type="float" office:value="46" calcext:value-type="float">
            <text:p>46</text:p>
          </table:table-cell>
          <table:table-cell table:formula="of:=SUM([.H2:.H18])" office:value-type="float" office:value="46" calcext:value-type="float">
            <text:p>46</text:p>
          </table:table-cell>
          <table:table-cell table:formula="of:=SUM([.I2:.I18])" office:value-type="float" office:value="43" calcext:value-type="float">
            <text:p>43</text:p>
          </table:table-cell>
          <table:table-cell table:formula="of:=SUM([.J2:.J18])" office:value-type="float" office:value="43" calcext:value-type="float">
            <text:p>43</text:p>
          </table:table-cell>
          <table:table-cell table:formula="of:=SUM([.K2:.K18])" office:value-type="float" office:value="40" calcext:value-type="float">
            <text:p>40</text:p>
          </table:table-cell>
          <table:table-cell table:formula="of:=SUM([.L2:.L18])" office:value-type="float" office:value="36" calcext:value-type="float">
            <text:p>36</text:p>
          </table:table-cell>
          <table:table-cell table:formula="of:=SUM([.M2:.M18])" office:value-type="float" office:value="36" calcext:value-type="float">
            <text:p>36</text:p>
          </table:table-cell>
          <table:table-cell table:formula="of:=SUM([.N2:.N18])" office:value-type="float" office:value="36" calcext:value-type="float">
            <text:p>36</text:p>
          </table:table-cell>
          <table:table-cell table:formula="of:=SUM([.O2:.O18])" office:value-type="float" office:value="36" calcext:value-type="float">
            <text:p>36</text:p>
          </table:table-cell>
          <table:table-cell table:formula="of:=SUM([.P2:.P18])" office:value-type="float" office:value="35" calcext:value-type="float">
            <text:p>35</text:p>
          </table:table-cell>
          <table:table-cell table:formula="of:=SUM([.Q2:.Q18])" office:value-type="float" office:value="27" calcext:value-type="float">
            <text:p>27</text:p>
          </table:table-cell>
          <table:table-cell table:formula="of:=SUM([.R2:.R18])" office:value-type="float" office:value="19" calcext:value-type="float">
            <text:p>19</text:p>
          </table:table-cell>
          <table:table-cell table:formula="of:=SUM([.S2:.S18])" office:value-type="float" office:value="12" calcext:value-type="float">
            <text:p>12</text:p>
          </table:table-cell>
          <table:table-cell table:formula="of:=SUM([.T2:.T18])" office:value-type="float" office:value="12" calcext:value-type="float">
            <text:p>12</text:p>
          </table:table-cell>
          <table:table-cell table:formula="of:=SUM([.U2:.U18])" office:value-type="float" office:value="7" calcext:value-type="float">
            <text:p>7</text:p>
          </table:table-cell>
          <table:table-cell table:formula="of:=SUM([.V2:.V18])" office:value-type="float" office:value="7" calcext:value-type="float">
            <text:p>7</text:p>
          </table:table-cell>
          <table:table-cell table:formula="of:=SUM([.W2:.W18])" office:value-type="float" office:value="9" calcext:value-type="float">
            <text:p>9</text:p>
          </table:table-cell>
          <table:table-cell table:formula="of:=SUM([.X2:.X1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lected Story Points</text:p>
          </table:table-cell>
          <table:table-cell/>
          <table:table-cell table:number-columns-repeated="13" office:value-type="float" office:value="52" calcext:value-type="float">
            <text:p>52</text:p>
          </table:table-cell>
          <table:table-cell table:number-columns-repeated="5" office:value-type="float" office:value="54" calcext:value-type="float">
            <text:p>54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1000"/>
        </table:table-row>
        <table:table-row table:style-name="ro1" table:number-rows-repeated="1048536">
          <table:table-cell table:number-columns-repeated="1024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utiger for ZKB Light" svg:font-family="'Frutiger for ZKB Light'" style:font-family-generic="swiss"/>
    <style:font-face style:name="Futura Book" svg:font-family="'Futura Book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CH">
      <number:text>SFr. </number:text>
      <number:number number:decimal-places="0" number:min-integer-digits="1" number:grouping="true"/>
    </number:number-style>
    <number:number-style style:name="N10107" number:language="de" number:country="CH">
      <number:text>SFr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0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de" number:country="CH">
      <number:text>SFr. </number:text>
      <number:number number:decimal-places="2" number:min-integer-digits="1" number:grouping="true"/>
    </number:number-style>
    <number:number-style style:name="N10110" number:language="de" number:country="CH">
      <number:text>SFr.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de" number:country="CH">
      <number:text>SFr. </number:text>
      <number:number number:decimal-places="2" number:min-integer-digits="1" number:grouping="true"/>
    </number:number-style>
    <number:number-style style:name="N10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CH">
      <number:day number:style="long"/>
      <number:text>. </number:text>
      <number:month number:textual="true"/>
    </number:date-style>
    <number:date-style style:name="N10114" number:language="de" number:country="CH">
      <number:month number:textual="true"/>
      <number:text> </number:text>
      <number:year/>
    </number:date-style>
    <number:time-style style:name="N10115" number:language="de" number:country="CH">
      <number:hours/>
      <number:text>:</number:text>
      <number:minutes number:style="long"/>
      <number:text> </number:text>
      <number:am-pm/>
    </number:time-style>
    <number:time-style style:name="N10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e" number:country="CH">
      <number:number number:decimal-places="0" number:min-integer-digits="1" number:grouping="true"/>
    </number:number-style>
    <number:number-style style:name="N10118" number:language="de" number:country="CH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0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number:min-integer-digits="1" number:grouping="true"/>
    </number:number-style>
    <number:number-style style:name="N10120" number:language="de" number:country="CH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CH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de" number:country="CH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de" number:country="CH">
      <loext:fill-character> </loext:fill-character>
      <number:text>- </number:text>
    </number:number-style>
    <number:text-style style:name="N10125" number:language="de" number:country="CH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CH">
      <number:text> SFr.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de" number:country="CH">
      <number:text> S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de" number:country="CH">
      <number:text> SFr. </number:text>
      <loext:fill-character> </loext:fill-character>
      <number:text>- </number:text>
    </number:number-style>
    <number:text-style style:name="N10129" number:language="de" number:country="C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CH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de" number:country="CH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de" number:country="CH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de" number:country="C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CH">
      <number:text> SFr.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de" number:country="CH">
      <number:text> S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de" number:country="CH">
      <number:text> S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de" number:country="C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Futura Book" fo:font-family="'Futura Book'" style:font-family-generic="swiss" fo:font-size="11pt" style:font-name-asian="Droid Sans Fallback" style:font-family-asian="'Droid Sans Fallback'" style:font-family-generic-asian="system" style:font-pitch-asian="variable" style:font-size-asian="11pt" style:font-name-complex="Futura Book" style:font-family-complex="'Futura Book'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.4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0.00.0000</text:date>, <text:time style:data-style-name="N2" text:time-value="18:48:36.76469691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31T14:41:53</meta:creation-date>
    <dc:date>2015-08-17T19:26:26.161264226</dc:date>
    <meta:editing-duration>PT1H28M12S</meta:editing-duration>
    <meta:generator>LibreOffice/4.2.8.2$Linux_X86_64 LibreOffice_project/420m0$Build-2</meta:generator>
    <meta:editing-cycles>18</meta:editing-cycles>
    <meta:document-statistic meta:table-count="1" meta:cell-count="503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11.361cm" xlink:href=".." xlink:type="simple" chart:class="chart:line" chart:style-name="ch1">
        <chart:title svg:x="6.289cm" svg:y="0.363cm" chart:style-name="ch2">
          <text:p>Sprint Burndown</text:p>
        </chart:title>
        <chart:subtitle svg:x="7.267cm" svg:y="1.395cm" chart:style-name="ch3">
          <text:p>Sprint 2</text:p>
        </chart:subtitle>
        <chart:legend chart:legend-position="end" svg:x="11.48cm" svg:y="4.883cm" style:legend-expansion="high" chart:style-name="ch4"/>
        <chart:plot-area chart:style-name="ch5" table:cell-range-address="Tabelle1.A19:Tabelle1.A21 Tabelle1.D19:Tabelle1.X21" chart:data-source-has-labels="column" svg:x="1.33cm" svg:y="2.331cm" svg:width="9.831cm" svg:height="7.822cm">
          <chartooo:coordinate-region svg:x="1.951cm" svg:y="2.53cm" svg:width="9.023cm" svg:height="6.976cm"/>
          <chart:axis chart:dimension="x" chart:name="primary-x" chart:style-name="ch6">
            <chart:title svg:x="5.936cm" svg:y="10.38cm" chart:style-name="ch7">
              <text:p>Tag</text:p>
            </chart:title>
          </chart:axis>
          <chart:axis chart:dimension="y" chart:name="primary-y" chart:style-name="ch6">
            <chart:title svg:x="0.451cm" svg:y="7.159cm" chart:style-name="ch8">
              <text:p>Story Points</text:p>
            </chart:title>
            <chart:grid chart:style-name="ch9" chart:class="major"/>
          </chart:axis>
          <chart:series chart:style-name="ch10" chart:values-cell-range-address="Tabelle1.D19:Tabelle1.X19" chart:label-cell-address="Tabelle1.A19:Tabelle1.A19" chart:class="chart:line">
            <chart:data-point chart:repeated="21"/>
          </chart:series>
          <chart:series chart:style-name="ch11" chart:values-cell-range-address="Tabelle1.D20:Tabelle1.X20" chart:label-cell-address="Tabelle1.A20:Tabelle1.A20" chart:class="chart:line">
            <chart:data-point chart:repeated="21"/>
          </chart:series>
          <chart:series chart:style-name="ch12" chart:values-cell-range-address="Tabelle1.D21:Tabelle1.X21" chart:label-cell-address="Tabelle1.A21:Tabelle1.A21" chart:class="chart:line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</table:table-row>
          </table:table-header-rows>
          <table:table-rows>
            <table:table-row>
              <table:table-cell office:value-type="string">
                <text:p>Ideal Burndown</text:p>
                <draw:g>
                  <svg:desc>Tabelle1.A19:Tabelle1.A19</svg:desc>
                </draw:g>
              </table:table-cell>
              <table:table-cell office:value-type="float" office:value="49.5238095238095">
                <text:p>49.5238095238095</text:p>
                <draw:g>
                  <svg:desc>Tabelle1.D19:Tabelle1.X19</svg:desc>
                </draw:g>
              </table:table-cell>
              <table:table-cell office:value-type="float" office:value="47.0476190476191">
                <text:p>47.0476190476191</text:p>
              </table:table-cell>
              <table:table-cell office:value-type="float" office:value="44.5714285714286">
                <text:p>44.5714285714286</text:p>
              </table:table-cell>
              <table:table-cell office:value-type="float" office:value="42.0952380952381">
                <text:p>42.0952380952381</text:p>
              </table:table-cell>
              <table:table-cell office:value-type="float" office:value="39.6190476190476">
                <text:p>39.6190476190476</text:p>
              </table:table-cell>
              <table:table-cell office:value-type="float" office:value="37.1428571428572">
                <text:p>37.1428571428572</text:p>
              </table:table-cell>
              <table:table-cell office:value-type="float" office:value="34.6666666666667">
                <text:p>34.6666666666667</text:p>
              </table:table-cell>
              <table:table-cell office:value-type="float" office:value="32.1904761904762">
                <text:p>32.1904761904762</text:p>
              </table:table-cell>
              <table:table-cell office:value-type="float" office:value="29.7142857142857">
                <text:p>29.7142857142857</text:p>
              </table:table-cell>
              <table:table-cell office:value-type="float" office:value="27.2380952380953">
                <text:p>27.2380952380953</text:p>
              </table:table-cell>
              <table:table-cell office:value-type="float" office:value="24.7619047619048">
                <text:p>24.7619047619048</text:p>
              </table:table-cell>
              <table:table-cell office:value-type="float" office:value="22.2857142857143">
                <text:p>22.2857142857143</text:p>
              </table:table-cell>
              <table:table-cell office:value-type="float" office:value="19.8095238095238">
                <text:p>19.8095238095238</text:p>
              </table:table-cell>
              <table:table-cell office:value-type="float" office:value="17.3333333333334">
                <text:p>17.3333333333334</text:p>
              </table:table-cell>
              <table:table-cell office:value-type="float" office:value="14.8571428571429">
                <text:p>14.8571428571429</text:p>
              </table:table-cell>
              <table:table-cell office:value-type="float" office:value="12.3809523809524">
                <text:p>12.3809523809524</text:p>
              </table:table-cell>
              <table:table-cell office:value-type="float" office:value="9.90476190476193">
                <text:p>9.90476190476193</text:p>
              </table:table-cell>
              <table:table-cell office:value-type="float" office:value="7.42857142857145">
                <text:p>7.42857142857145</text:p>
              </table:table-cell>
              <table:table-cell office:value-type="float" office:value="4.95238095238098">
                <text:p>4.95238095238098</text:p>
              </table:table-cell>
              <table:table-cell office:value-type="float" office:value="2.4761904761905">
                <text:p>2.4761904761905</text:p>
              </table:table-cell>
              <table:table-cell office:value-type="float" office:value="0.0000000000000230926389122033">
                <text:p>0.0000000000000230926389122033</text:p>
              </table:table-cell>
            </table:table-row>
            <table:table-row>
              <table:table-cell office:value-type="string">
                <text:p>Actual Burndown</text:p>
                <draw:g>
                  <svg:desc>Tabelle1.A20:Tabelle1.A20</svg:desc>
                </draw:g>
              </table:table-cell>
              <table:table-cell office:value-type="float" office:value="52">
                <text:p>52</text:p>
                <draw:g>
                  <svg:desc>Tabelle1.D20:Tabelle1.X20</svg:desc>
                </draw:g>
              </table:table-cell>
              <table:table-cell office:value-type="float" office:value="52">
                <text:p>52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lected Story Points</text:p>
                <draw:g>
                  <svg:desc>Tabelle1.A21:Tabelle1.A21</svg:desc>
                </draw:g>
              </table:table-cell>
              <table:table-cell office:value-type="float" office:value="52">
                <text:p>52</text:p>
                <draw:g>
                  <svg:desc>Tabelle1.D21:Tabelle1.X21</svg:desc>
                </draw:g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